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1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65cm" svg:x="7.1cm" svg:y="0.035cm">
          <draw:text-box>
            <text:p><text:span text:style-name="T1">f[i]</text:span></text:p>
            <text:p><text:span text:style-name="T1"/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i</text:span></text:p>
          </draw:text-box>
        </draw:frame>
        <draw:frame draw:style-name="gr3" draw:text-style-name="P2" draw:layer="layout" svg:width="14.553cm" svg:height="8.186cm" svg:x="0.447cm" svg:y="1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6-01-23T14:39:11.834125362</dc:date>
    <meta:editing-duration>PT8M24S</meta:editing-duration>
    <meta:editing-cycles>21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554cm" svg:height="8.187cm" xlink:href="." xlink:type="simple" chart:class="chart:scatter" chart:style-name="ch1">
        <chart:plot-area chart:style-name="ch2" chart:data-source-has-labels="both" svg:x="0.291cm" svg:y="0.163cm" svg:width="13.972cm" svg:height="7.861cm">
          <chart:coordinate-region svg:x="0.437cm" svg:y="0.362cm" svg:width="13.732cm" svg:height="7.463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8" draw:display-name="Gradient 8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